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Heading_20_3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fo:font-variant="normal" fo:text-transform="none" fo:color="#000000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EP #75 : Introduction of dec2base function</text:h>
      <text:p text:style-name="P2"/>
      <text:p text:style-name="P1"/>
      <text:p text:style-name="P1">Version: 1.0</text:p>
      <text:p text:style-name="P1">Author: Allan CORNET</text:p>
      <text:p text:style-name="P1">Review: </text:p>
      <text:p text:style-name="P1">Commented: </text:p>
      <text:p text:style-name="P1">State: </text:p>
      <text:p text:style-name="P1">Scilab-Version: 5.4.0</text:p>
      <text:p text:style-name="P1">Created: 08/02/2012</text:p>
      <text:p text:style-name="P2"/>
      <text:p text:style-name="P1"/>
      <text:h text:style-name="P7" text:outline-level="3">Abstract</text:h>
      <text:p text:style-name="P4">dec2base c<text:span text:style-name="T4">onverts decimal to base N number in string.</text:span></text:p>
      <text:p text:style-name="P1"/>
      <text:h text:style-name="P7" text:outline-level="3">Rationale</text:h>
      <text:p text:style-name="P5"/>
      <text:p text:style-name="P4">str = dec2base(d, base) converts the nonnegative integer d to the specified base.</text:p>
      <text:p text:style-name="P4">d <text:s/>must be a nonnegative integer smaller than 2^52, and base must be an integer between 2 and 36.</text:p>
      <text:p text:style-name="P4">The returned argument str is a string.</text:p>
      <text:p text:style-name="P4">str = dec2base(d, base, n) produces a representation with at least n digits.</text:p>
      <text:p text:style-name="P4"/>
      <text:p text:style-name="P4">dec2base will be writen as a builtin and associated functions dec2bin, dec2oct, dec2hex will be updated to use this new function</text:p>
      <text:h text:style-name="P7" text:outline-level="3"><text:span text:style-name="Teletype"><text:span text:style-name="T3">Example Usage</text:span></text:span></text:h>
      <text:p text:style-name="P3"><text:span text:style-name="Teletype"><text:span text:style-name="T1"/></text:span></text:p>
      <text:p text:style-name="P3"><text:span text:style-name="Teletype"><text:span text:style-name="T1">for b = 2:36</text:span></text:span></text:p>
      <text:p text:style-name="P3"><text:span text:style-name="Teletype"><text:span text:style-name="T1"><text:s text:c="2"/>disp( dec2base(666, b) )</text:span></text:span></text:p>
      <text:p text:style-name="P3"><text:span text:style-name="Teletype"><text:span text:style-name="T1">end</text:span></text:span></text:p>
      <text:p text:style-name="P3"><text:span text:style-name="Teletype"><text:span text:style-name="T1">B</text:span></text:span></text:p>
      <text:h text:style-name="P7" text:outline-level="3">Bibliography</text:h>
      <text:p text:style-name="P3"><text:a xlink:type="simple" xlink:href="http://www.mathworks.fr/help/techdoc/ref/dec2base.html">http://www.mathworks.fr/help/techdoc/ref/dec2base.html</text:a> </text:p>
      <text:h text:style-name="P7" text:outline-level="3">Changelog</text:h>
      <text:p text:style-name="P3"><text:tab/><text:span text:style-name="T2">1.0 – Initial revision</text:span></text:p>
      <text:h text:style-name="P7" text:outline-level="3"><text:soft-page-break/>Copyright</text:h>
      <text:p text:style-name="P1">This document has been placed under the license CeCILL-B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45:01</dc:date>
    <meta:editing-cycles>7</meta:editing-cycles>
    <meta:editing-duration>PT39M14S</meta:editing-duration>
    <dc:creator>Eric Gallager</dc:creator>
    <meta:document-statistic meta:table-count="0" meta:image-count="0" meta:object-count="0" meta:page-count="2" meta:paragraph-count="27" meta:word-count="132" meta:character-count="851"/>
    <meta:user-defined meta:name="Info 1"/>
    <meta:user-defined meta:name="Info 2"/>
    <meta:user-defined meta:name="Info 3"/>
    <meta:user-defined meta:name="Info 4"/>
  </office:meta>
</office:document-meta>
</file>